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Black" svg:font-family="'Arial Black'" style:font-pitch="variable"/>
    <style:font-face style:name="Bangla MN" svg:font-family="'Bangla MN'" style:font-pitch="variable"/>
    <style:font-face style:name="Chalkboard" svg:font-family="Chalkboard" style:font-pitch="variable"/>
    <style:font-face style:name="DejaVu Sans Mono" svg:font-family="'DejaVu Sans Mono'" style:font-family-generic="modern"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P1" style:family="paragraph" style:parent-style-name="Standard">
      <style:paragraph-properties fo:text-align="justify" style:justify-single-word="false"/>
      <style:text-properties style:font-name="Droid Sans" fo:font-weight="normal" officeooo:rsid="0045b65e" officeooo:paragraph-rsid="0045b65e" style:font-weight-asian="normal" style:font-weight-complex="normal"/>
    </style:style>
    <style:style style:name="P2" style:family="paragraph" style:parent-style-name="Standard">
      <style:text-properties style:font-name="Droid Sans" fo:font-weight="normal" officeooo:rsid="002f06ce" officeooo:paragraph-rsid="002f06ce" style:font-weight-asian="normal" style:font-weight-complex="normal"/>
    </style:style>
    <style:style style:name="P3" style:family="paragraph" style:parent-style-name="Standard">
      <style:paragraph-properties fo:text-align="justify" style:justify-single-word="false"/>
      <style:text-properties style:font-name="Droid Sans" fo:font-weight="normal" officeooo:rsid="002392c5" officeooo:paragraph-rsid="0033a128" style:font-weight-asian="normal" style:font-weight-complex="normal"/>
    </style:style>
    <style:style style:name="P4" style:family="paragraph" style:parent-style-name="Standard">
      <style:paragraph-properties fo:text-align="justify" style:justify-single-word="false"/>
      <style:text-properties style:font-name="Droid Sans" fo:font-weight="normal" officeooo:rsid="001fd1c6" officeooo:paragraph-rsid="003618d9" style:font-weight-asian="normal" style:font-weight-complex="normal"/>
    </style:style>
    <style:style style:name="P5" style:family="paragraph" style:parent-style-name="Standard">
      <style:text-properties style:font-name="Droid Sans" fo:font-weight="normal" officeooo:rsid="00299a99" officeooo:paragraph-rsid="00299a99" style:font-weight-asian="normal" style:font-weight-complex="normal"/>
    </style:style>
    <style:style style:name="P6" style:family="paragraph" style:parent-style-name="Standard">
      <style:paragraph-properties fo:text-align="justify" style:justify-single-word="false"/>
      <style:text-properties style:font-name="Droid Sans" fo:font-weight="normal" officeooo:rsid="00299a99" officeooo:paragraph-rsid="00299a99" style:font-weight-asian="normal" style:font-weight-complex="normal"/>
    </style:style>
    <style:style style:name="P7" style:family="paragraph" style:parent-style-name="Standard">
      <style:paragraph-properties fo:text-align="justify" style:justify-single-word="false"/>
      <style:text-properties style:font-name="Droid Sans" fo:font-weight="normal" officeooo:rsid="002b8287" officeooo:paragraph-rsid="002b8287" style:font-weight-asian="normal" style:font-weight-complex="normal"/>
    </style:style>
    <style:style style:name="P8" style:family="paragraph" style:parent-style-name="Standard">
      <style:paragraph-properties fo:text-align="justify" style:justify-single-word="false"/>
      <style:text-properties style:font-name="Droid Sans" fo:font-weight="normal" officeooo:rsid="002d4bf4" officeooo:paragraph-rsid="002d4bf4" style:font-weight-asian="normal" style:font-weight-complex="normal"/>
    </style:style>
    <style:style style:name="P9" style:family="paragraph" style:parent-style-name="Standard">
      <style:paragraph-properties fo:text-align="justify" style:justify-single-word="false"/>
      <style:text-properties style:font-name="Droid Sans" fo:font-weight="normal" officeooo:rsid="003104ad" officeooo:paragraph-rsid="003104ad" style:font-weight-asian="normal" style:font-weight-complex="normal"/>
    </style:style>
    <style:style style:name="P10" style:family="paragraph" style:parent-style-name="Standard">
      <style:paragraph-properties fo:text-align="justify" style:justify-single-word="false"/>
      <style:text-properties style:font-name="Droid Sans" fo:font-weight="normal" officeooo:rsid="00326a31" officeooo:paragraph-rsid="00326a31" style:font-weight-asian="normal" style:font-weight-complex="normal"/>
    </style:style>
    <style:style style:name="P11" style:family="paragraph" style:parent-style-name="Standard">
      <style:paragraph-properties fo:text-align="justify" style:justify-single-word="false"/>
      <style:text-properties style:font-name="Droid Sans" fo:font-weight="normal" officeooo:rsid="002875c7" officeooo:paragraph-rsid="003618d9" style:font-weight-asian="normal" style:font-weight-complex="normal"/>
    </style:style>
    <style:style style:name="P12" style:family="paragraph" style:parent-style-name="Standard">
      <style:paragraph-properties fo:text-align="justify" style:justify-single-word="false"/>
      <style:text-properties style:font-name="Droid Sans" fo:font-weight="normal" officeooo:rsid="002875c7" officeooo:paragraph-rsid="002392c5" style:font-weight-asian="normal" style:font-weight-complex="normal"/>
    </style:style>
    <style:style style:name="P13" style:family="paragraph" style:parent-style-name="Standard">
      <style:paragraph-properties fo:text-align="justify" style:justify-single-word="false"/>
      <style:text-properties style:font-name="Droid Sans" fo:font-weight="normal" officeooo:rsid="003df9b2" officeooo:paragraph-rsid="003df9b2" style:font-weight-asian="normal" style:font-weight-complex="normal"/>
    </style:style>
    <style:style style:name="P14" style:family="paragraph" style:parent-style-name="Standard">
      <style:paragraph-properties fo:text-align="justify" style:justify-single-word="false"/>
      <style:text-properties style:font-name="Droid Sans" fo:font-weight="normal" officeooo:rsid="003df9b2" officeooo:paragraph-rsid="0041fe56" style:font-weight-asian="normal" style:font-weight-complex="normal"/>
    </style:style>
    <style:style style:name="P15" style:family="paragraph" style:parent-style-name="Standard">
      <style:paragraph-properties fo:text-align="justify" style:justify-single-word="false"/>
      <style:text-properties style:font-name="Droid Sans" fo:font-weight="normal" officeooo:rsid="0040be01" officeooo:paragraph-rsid="0040be01" style:font-weight-asian="normal" style:font-weight-complex="normal"/>
    </style:style>
    <style:style style:name="P16" style:family="paragraph" style:parent-style-name="Standard">
      <style:paragraph-properties fo:text-align="justify" style:justify-single-word="false"/>
      <style:text-properties style:font-name="Droid Sans" fo:font-weight="normal" officeooo:rsid="004355fe" officeooo:paragraph-rsid="004555b5" style:font-weight-asian="normal" style:font-weight-complex="normal"/>
    </style:style>
    <style:style style:name="P17" style:family="paragraph" style:parent-style-name="Standard">
      <style:paragraph-properties fo:text-align="justify" style:justify-single-word="false"/>
      <style:text-properties style:font-name="Droid Sans" fo:font-weight="normal" officeooo:rsid="004555b5" officeooo:paragraph-rsid="004555b5" style:font-weight-asian="normal" style:font-weight-complex="normal"/>
    </style:style>
    <style:style style:name="P18" style:family="paragraph" style:parent-style-name="Standard">
      <style:paragraph-properties fo:text-align="justify" style:justify-single-word="false"/>
      <style:text-properties style:font-name="Droid Sans" fo:font-weight="normal" officeooo:rsid="0045214f" officeooo:paragraph-rsid="0045214f" style:font-weight-asian="normal" style:font-weight-complex="normal"/>
    </style:style>
    <style:style style:name="P19" style:family="paragraph" style:parent-style-name="Standard">
      <style:paragraph-properties fo:text-align="justify" style:justify-single-word="false"/>
      <style:text-properties style:font-name="Droid Sans" fo:font-weight="normal" officeooo:rsid="00484154" officeooo:paragraph-rsid="00484154" style:font-weight-asian="normal" style:font-weight-complex="normal"/>
    </style:style>
    <style:style style:name="P20" style:family="paragraph" style:parent-style-name="Standard">
      <style:text-properties style:font-name="Droid Sans" fo:font-weight="bold" style:font-weight-asian="bold" style:font-weight-complex="bold"/>
    </style:style>
    <style:style style:name="P21" style:family="paragraph" style:parent-style-name="Standard">
      <style:text-properties style:font-name="Droid Sans" fo:font-weight="bold" officeooo:rsid="001fd1c6" officeooo:paragraph-rsid="003618d9" style:font-weight-asian="bold" style:font-weight-complex="bold"/>
    </style:style>
    <style:style style:name="P22" style:family="paragraph" style:parent-style-name="Standard">
      <style:paragraph-properties fo:text-align="justify" style:justify-single-word="false"/>
      <style:text-properties style:font-name="Droid Sans" fo:font-weight="bold" officeooo:rsid="001fd1c6" officeooo:paragraph-rsid="003618d9" style:font-weight-asian="bold" style:font-weight-complex="bold"/>
    </style:style>
    <style:style style:name="P23" style:family="paragraph" style:parent-style-name="Standard">
      <style:text-properties style:font-name="Droid Sans" fo:font-weight="bold" officeooo:rsid="001fd1c6" officeooo:paragraph-rsid="001fd1c6" style:font-weight-asian="bold" style:font-weight-complex="bold"/>
    </style:style>
    <style:style style:name="P24" style:family="paragraph" style:parent-style-name="Standard">
      <style:text-properties style:font-name="Droid Sans" fo:font-weight="bold" officeooo:rsid="00299a99" officeooo:paragraph-rsid="00299a99" style:font-weight-asian="bold" style:font-weight-complex="bold"/>
    </style:style>
    <style:style style:name="P25" style:family="paragraph" style:parent-style-name="Standard">
      <style:text-properties style:font-name="Droid Sans" fo:font-weight="bold" officeooo:rsid="00299a99" officeooo:paragraph-rsid="002b8287" style:font-weight-asian="bold" style:font-weight-complex="bold"/>
    </style:style>
    <style:style style:name="P26" style:family="paragraph" style:parent-style-name="Standard">
      <style:paragraph-properties fo:text-align="justify" style:justify-single-word="false"/>
      <style:text-properties style:font-name="Droid Sans" fo:font-weight="bold" officeooo:rsid="002d4bf4" officeooo:paragraph-rsid="002d4bf4" style:font-weight-asian="bold" style:font-weight-complex="bold"/>
    </style:style>
    <style:style style:name="P27" style:family="paragraph" style:parent-style-name="Standard">
      <style:paragraph-properties fo:text-align="justify" style:justify-single-word="false"/>
      <style:text-properties style:font-name="Droid Sans" fo:font-weight="bold" officeooo:rsid="003104ad" officeooo:paragraph-rsid="003104ad" style:font-weight-asian="bold" style:font-weight-complex="bold"/>
    </style:style>
    <style:style style:name="P28" style:family="paragraph" style:parent-style-name="Standard">
      <style:paragraph-properties fo:text-align="justify" style:justify-single-word="false"/>
      <style:text-properties style:font-name="Droid Sans" fo:font-weight="bold" officeooo:rsid="0045214f" officeooo:paragraph-rsid="0040be01" style:font-weight-asian="bold" style:font-weight-complex="bold"/>
    </style:style>
    <style:style style:name="P29" style:family="paragraph" style:parent-style-name="Standard">
      <style:paragraph-properties fo:text-align="justify" style:justify-single-word="false"/>
      <style:text-properties style:font-name="Droid Sans" fo:font-weight="bold" officeooo:rsid="0045214f" officeooo:paragraph-rsid="0045b65e" style:font-weight-asian="bold" style:font-weight-complex="bold"/>
    </style:style>
    <style:style style:name="P30" style:family="paragraph" style:parent-style-name="Standard">
      <style:paragraph-properties fo:text-align="justify" style:justify-single-word="false"/>
      <style:text-properties style:font-name="Droid Sans" fo:font-weight="bold" officeooo:rsid="0040be01" officeooo:paragraph-rsid="004355fe" style:font-weight-asian="bold" style:font-weight-complex="bold"/>
    </style:style>
    <style:style style:name="P31" style:family="paragraph" style:parent-style-name="Standard">
      <style:paragraph-properties fo:text-align="justify" style:justify-single-word="false"/>
      <style:text-properties style:font-name="Droid Sans" fo:font-weight="bold" officeooo:rsid="0045f3ad" officeooo:paragraph-rsid="0045f3ad" style:font-weight-asian="bold" style:font-weight-complex="bold"/>
    </style:style>
    <style:style style:name="P32" style:family="paragraph" style:parent-style-name="Standard">
      <style:paragraph-properties fo:text-align="justify" style:justify-single-word="false"/>
      <style:text-properties style:font-name="Droid Sans" fo:font-weight="bold" officeooo:rsid="0046ca3c" officeooo:paragraph-rsid="0046ca3c" style:font-weight-asian="bold" style:font-weight-complex="bold"/>
    </style:style>
    <style:style style:name="P33" style:family="paragraph" style:parent-style-name="Standard">
      <style:paragraph-properties fo:text-align="justify" style:justify-single-word="false"/>
      <style:text-properties style:font-name="Droid Sans" fo:font-weight="bold" officeooo:rsid="00484154" officeooo:paragraph-rsid="00484154" style:font-weight-asian="bold" style:font-weight-complex="bold"/>
    </style:style>
    <style:style style:name="P34" style:family="paragraph" style:parent-style-name="Standard">
      <style:text-properties style:font-name="Droid Sans" officeooo:rsid="001fd1c6" officeooo:paragraph-rsid="002f06ce"/>
    </style:style>
    <style:style style:name="P35" style:family="paragraph" style:parent-style-name="Standard">
      <style:text-properties style:font-name="Droid Sans" officeooo:rsid="001fd1c6" officeooo:paragraph-rsid="003618d9"/>
    </style:style>
    <style:style style:name="P36" style:family="paragraph" style:parent-style-name="Standard">
      <style:text-properties style:font-name="Droid Sans" officeooo:rsid="001fd1c6" officeooo:paragraph-rsid="001fd1c6"/>
    </style:style>
    <style:style style:name="P37" style:family="paragraph" style:parent-style-name="Standard">
      <style:paragraph-properties fo:text-align="justify" style:justify-single-word="false"/>
      <style:text-properties style:font-name="Droid Sans" officeooo:rsid="00326a31" officeooo:paragraph-rsid="00326a31"/>
    </style:style>
    <style:style style:name="P38" style:family="paragraph" style:parent-style-name="Standard">
      <style:paragraph-properties fo:text-align="justify" style:justify-single-word="false"/>
      <style:text-properties style:font-name="DejaVu Sans Mono" fo:font-weight="normal" officeooo:rsid="0045f3ad" officeooo:paragraph-rsid="0045f3ad" style:font-weight-asian="normal" style:font-weight-complex="normal"/>
    </style:style>
    <style:style style:name="P39" style:family="paragraph" style:parent-style-name="Standard">
      <style:paragraph-properties fo:text-align="justify" style:justify-single-word="false"/>
      <style:text-properties style:font-name="DejaVu Sans Mono" fo:font-weight="normal" officeooo:rsid="004355fe" officeooo:paragraph-rsid="004355fe" style:font-weight-asian="normal" style:font-weight-complex="normal"/>
    </style:style>
    <style:style style:name="P40" style:family="paragraph" style:parent-style-name="Standard">
      <style:paragraph-properties fo:text-align="justify" style:justify-single-word="false"/>
      <style:text-properties style:font-name="DejaVu Sans Mono" fo:font-weight="normal" officeooo:rsid="0045b65e" officeooo:paragraph-rsid="0045b65e" style:font-weight-asian="normal" style:font-weight-complex="normal"/>
    </style:style>
    <style:style style:name="P41" style:family="paragraph" style:parent-style-name="Standard">
      <style:paragraph-properties fo:text-align="justify" style:justify-single-word="false"/>
      <style:text-properties style:font-name="DejaVu Sans Mono" fo:font-weight="normal" officeooo:rsid="004555b5" officeooo:paragraph-rsid="004555b5" style:font-weight-asian="normal" style:font-weight-complex="normal"/>
    </style:style>
    <style:style style:name="P42" style:family="paragraph" style:parent-style-name="Standard">
      <style:paragraph-properties fo:text-align="justify" style:justify-single-word="false" fo:break-before="page"/>
      <style:text-properties style:font-name="Droid Sans" fo:font-weight="normal" officeooo:rsid="003df9b2" officeooo:paragraph-rsid="003df9b2" style:font-weight-asian="normal" style:font-weight-complex="normal"/>
    </style:style>
    <style:style style:name="P43" style:family="paragraph" style:parent-style-name="Text_20_body">
      <style:text-properties style:font-name="DejaVu Sans Mono" fo:language="zxx" fo:country="none" style:language-asian="zxx" style:country-asian="none" style:language-complex="zxx" style:country-complex="none"/>
    </style:style>
    <style:style style:name="P44" style:family="paragraph" style:parent-style-name="Text_20_body">
      <style:text-properties style:font-name="DejaVu Sans Mono" fo:language="zxx" fo:country="none" officeooo:rsid="004d87f3" officeooo:paragraph-rsid="004d87f3" style:language-asian="zxx" style:country-asian="none" style:language-complex="zxx" style:country-complex="none"/>
    </style:style>
    <style:style style:name="P45" style:family="paragraph" style:parent-style-name="Text_20_body">
      <style:text-properties style:font-name="DejaVu Sans Mono" fo:language="zxx" fo:country="none" officeooo:rsid="004d87f3" officeooo:paragraph-rsid="00557d65" style:language-asian="zxx" style:country-asian="none" style:language-complex="zxx" style:country-complex="none"/>
    </style:style>
    <style:style style:name="P46" style:family="paragraph" style:parent-style-name="Text_20_body">
      <style:text-properties style:font-name="DejaVu Sans Mono" fo:language="zxx" fo:country="none" officeooo:rsid="004f70d8" officeooo:paragraph-rsid="004f70d8" style:language-asian="zxx" style:country-asian="none" style:language-complex="zxx" style:country-complex="none"/>
    </style:style>
    <style:style style:name="P47" style:family="paragraph" style:parent-style-name="Text_20_body">
      <style:text-properties style:font-name="DejaVu Sans Mono" fo:language="zxx" fo:country="none" officeooo:rsid="0055eec5" officeooo:paragraph-rsid="0055eec5" style:language-asian="zxx" style:country-asian="none" style:language-complex="zxx" style:country-complex="none"/>
    </style:style>
    <style:style style:name="P48" style:family="paragraph" style:parent-style-name="Text_20_body">
      <style:text-properties style:font-name="DejaVu Sans Mono" fo:language="zxx" fo:country="none" officeooo:rsid="0057fcbf" officeooo:paragraph-rsid="0057fcbf" style:language-asian="zxx" style:country-asian="none" style:language-complex="zxx" style:country-complex="none"/>
    </style:style>
    <style:style style:name="P49" style:family="paragraph" style:parent-style-name="Text_20_body">
      <style:text-properties style:font-name="DejaVu Sans Mono" fo:language="zxx" fo:country="none" officeooo:rsid="005ae2c8" officeooo:paragraph-rsid="005ae2c8" style:language-asian="zxx" style:country-asian="none" style:language-complex="zxx" style:country-complex="none"/>
    </style:style>
    <style:style style:name="P50" style:family="paragraph" style:parent-style-name="Text_20_body">
      <style:text-properties style:font-name="DejaVu Sans Mono" fo:language="zxx" fo:country="none" officeooo:rsid="004c8448" officeooo:paragraph-rsid="00506433" style:language-asian="zxx" style:country-asian="none" style:language-complex="zxx" style:country-complex="none"/>
    </style:style>
    <style:style style:name="P51" style:family="paragraph" style:parent-style-name="Text_20_body">
      <style:text-properties style:font-name="DejaVu Sans Mono" fo:language="zxx" fo:country="none" officeooo:rsid="004c8448" officeooo:paragraph-rsid="005bf314" style:language-asian="zxx" style:country-asian="none" style:language-complex="zxx" style:country-complex="none"/>
    </style:style>
    <style:style style:name="P52" style:family="paragraph" style:parent-style-name="Text_20_body">
      <style:text-properties style:font-name="DejaVu Sans Mono" fo:language="zxx" fo:country="none" officeooo:paragraph-rsid="005bf314" style:language-asian="zxx" style:country-asian="none" style:language-complex="zxx" style:country-complex="none"/>
    </style:style>
    <style:style style:name="P53" style:family="paragraph" style:parent-style-name="Text_20_body">
      <style:text-properties style:font-name="DejaVu Sans Mono" fo:language="zxx" fo:country="none" officeooo:rsid="005d8501" officeooo:paragraph-rsid="005d8501" style:language-asian="zxx" style:country-asian="none" style:language-complex="zxx" style:country-complex="none"/>
    </style:style>
    <style:style style:name="P54" style:family="paragraph" style:parent-style-name="Text_20_body">
      <style:paragraph-properties fo:text-align="justify" style:justify-single-word="false"/>
      <style:text-properties style:font-name="DejaVu Sans Mono" fo:language="zxx" fo:country="none" fo:font-weight="normal" officeooo:rsid="0045b65e" officeooo:paragraph-rsid="00506433" style:language-asian="zxx" style:country-asian="none" style:font-weight-asian="normal" style:language-complex="zxx" style:country-complex="none" style:font-weight-complex="normal"/>
    </style:style>
    <style:style style:name="P55" style:family="paragraph" style:parent-style-name="Text_20_body">
      <style:text-properties officeooo:rsid="004c8448" officeooo:paragraph-rsid="0052f2fc"/>
    </style:style>
    <style:style style:name="P56" style:family="paragraph" style:parent-style-name="Text_20_body">
      <style:text-properties officeooo:paragraph-rsid="00506433"/>
    </style:style>
    <style:style style:name="P57" style:family="paragraph" style:parent-style-name="Text_20_body">
      <style:text-properties officeooo:rsid="0051d96c" officeooo:paragraph-rsid="0051d96c"/>
    </style:style>
    <style:style style:name="P58" style:family="paragraph" style:parent-style-name="Text_20_body">
      <style:text-properties officeooo:rsid="0053388b" officeooo:paragraph-rsid="0053388b"/>
    </style:style>
    <style:style style:name="P59" style:family="paragraph" style:parent-style-name="Text_20_body">
      <style:text-properties officeooo:rsid="0055eec5" officeooo:paragraph-rsid="0055eec5"/>
    </style:style>
    <style:style style:name="P60" style:family="paragraph" style:parent-style-name="Text_20_body">
      <style:text-properties officeooo:rsid="004f70d8" officeooo:paragraph-rsid="004f70d8"/>
    </style:style>
    <style:style style:name="P61" style:family="paragraph" style:parent-style-name="Text_20_body">
      <style:text-properties officeooo:rsid="005bf314" officeooo:paragraph-rsid="005bf314"/>
    </style:style>
    <style:style style:name="P62" style:family="paragraph" style:parent-style-name="Standard">
      <style:paragraph-properties fo:text-align="justify" style:justify-single-word="false"/>
      <style:text-properties style:font-name="Bangla MN" fo:font-weight="normal" officeooo:rsid="005f59a2" officeooo:paragraph-rsid="005f59a2" style:font-weight-asian="normal" style:font-weight-complex="normal"/>
    </style:style>
    <style:style style:name="P63" style:family="paragraph" style:parent-style-name="Heading_20_2">
      <style:text-properties style:font-name="Droid Sans"/>
    </style:style>
    <style:style style:name="P64" style:family="paragraph" style:parent-style-name="Heading_20_2">
      <style:text-properties style:font-name="Droid Sans" fo:font-size="14pt" fo:font-weight="normal" officeooo:rsid="0046a03d" officeooo:paragraph-rsid="0046a03d" style:font-size-asian="14pt" style:font-weight-asian="normal" style:font-size-complex="14pt" style:font-weight-complex="normal"/>
    </style:style>
    <style:style style:name="P65" style:family="paragraph" style:parent-style-name="Heading_20_2">
      <style:text-properties style:font-name="Droid Sans" officeooo:paragraph-rsid="003618d9"/>
    </style:style>
    <style:style style:name="P66" style:family="paragraph" style:parent-style-name="Heading_20_1">
      <style:text-properties style:font-name="Droid Sans" officeooo:rsid="00384a6e"/>
    </style:style>
    <style:style style:name="T1" style:family="text">
      <style:text-properties fo:font-weight="bold" style:font-weight-asian="bold" style:font-weight-complex="bold"/>
    </style:style>
    <style:style style:name="T2" style:family="text">
      <style:text-properties fo:font-weight="bold" officeooo:rsid="002f06ce"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3c66dc" style:font-weight-asian="normal" style:font-weight-complex="normal"/>
    </style:style>
    <style:style style:name="T5" style:family="text">
      <style:text-properties fo:font-weight="normal" officeooo:rsid="003d9341" style:font-weight-asian="normal" style:font-weight-complex="normal"/>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officeooo:rsid="00243c2d"/>
    </style:style>
    <style:style style:name="T8" style:family="text">
      <style:text-properties officeooo:rsid="002b8287"/>
    </style:style>
    <style:style style:name="T9" style:family="text">
      <style:text-properties officeooo:rsid="002b9269"/>
    </style:style>
    <style:style style:name="T10" style:family="text">
      <style:text-properties officeooo:rsid="002d4bf4"/>
    </style:style>
    <style:style style:name="T11" style:family="text">
      <style:text-properties officeooo:rsid="003618d9"/>
    </style:style>
    <style:style style:name="T12" style:family="text">
      <style:text-properties officeooo:rsid="004555b5"/>
    </style:style>
    <style:style style:name="T13" style:family="text">
      <style:text-properties officeooo:rsid="0045f3ad"/>
    </style:style>
    <style:style style:name="T14" style:family="text">
      <style:text-properties officeooo:rsid="0046de77"/>
    </style:style>
    <style:style style:name="T15" style:family="text">
      <style:text-properties officeooo:rsid="00491ce1"/>
    </style:style>
    <style:style style:name="T16" style:family="text">
      <style:text-properties style:font-name="DejaVu Sans Mono" fo:language="zxx" fo:country="none" style:language-asian="zxx" style:country-asian="none" style:language-complex="zxx" style:country-complex="none"/>
    </style:style>
    <style:style style:name="T17" style:family="text">
      <style:text-properties style:font-name="DejaVu Sans Mono" fo:language="zxx" fo:country="none" officeooo:rsid="004d87f3" style:language-asian="zxx" style:country-asian="none" style:language-complex="zxx" style:country-complex="none"/>
    </style:style>
    <style:style style:name="T18" style:family="text">
      <style:text-properties style:font-name="DejaVu Sans Mono" fo:language="zxx" fo:country="none" officeooo:rsid="00506433" style:language-asian="zxx" style:country-asian="none" style:language-complex="zxx" style:country-complex="none"/>
    </style:style>
    <style:style style:name="T19" style:family="text">
      <style:text-properties style:font-name="DejaVu Sans Mono" fo:language="zxx" fo:country="none" officeooo:rsid="0051d96c" style:language-asian="zxx" style:country-asian="none" style:language-complex="zxx" style:country-complex="none"/>
    </style:style>
    <style:style style:name="T20" style:family="text">
      <style:text-properties style:font-name="DejaVu Sans Mono" fo:language="zxx" fo:country="none" officeooo:rsid="0053388b" style:language-asian="zxx" style:country-asian="none" style:language-complex="zxx" style:country-complex="none"/>
    </style:style>
    <style:style style:name="T21" style:family="text">
      <style:text-properties style:font-name="DejaVu Sans Mono" fo:language="zxx" fo:country="none" officeooo:rsid="00546fa9" style:language-asian="zxx" style:country-asian="none" style:language-complex="zxx" style:country-complex="none"/>
    </style:style>
    <style:style style:name="T22" style:family="text">
      <style:text-properties style:font-name="DejaVu Sans Mono" fo:language="zxx" fo:country="none" officeooo:rsid="0056baf1" style:language-asian="zxx" style:country-asian="none" style:language-complex="zxx" style:country-complex="none"/>
    </style:style>
    <style:style style:name="T23" style:family="text">
      <style:text-properties style:font-name="DejaVu Sans Mono" fo:language="zxx" fo:country="none" officeooo:rsid="0057fcbf" style:language-asian="zxx" style:country-asian="none" style:language-complex="zxx" style:country-complex="none"/>
    </style:style>
    <style:style style:name="T24" style:family="text">
      <style:text-properties style:font-name="DejaVu Sans Mono" fo:language="zxx" fo:country="none" officeooo:rsid="005d8501" style:language-asian="zxx" style:country-asian="none" style:language-complex="zxx" style:country-complex="none"/>
    </style:style>
    <style:style style:name="T25" style:family="text">
      <style:text-properties style:font-name="DejaVu Sans Mono" fo:language="zxx" fo:country="none" officeooo:rsid="005ef692" style:language-asian="zxx" style:country-asian="none" style:language-complex="zxx" style:country-complex="none"/>
    </style:style>
    <style:style style:name="T26" style:family="text">
      <style:text-properties officeooo:rsid="004d87f3"/>
    </style:style>
    <style:style style:name="T27" style:family="text">
      <style:text-properties officeooo:rsid="004f70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 text:outline-level="1">Count me in / Are you in? / Te apuntas? </text:h>
      <text:p text:style-name="P20"/>
      <text:p text:style-name="P20">Misión: </text:p>
      <text:h text:style-name="P64" text:outline-level="2">Encontrar a la persona adecuada para el momento adecuado</text:h>
      <text:h text:style-name="P63" text:outline-level="2">Objetivos</text:h>
      <text:p text:style-name="P34"/>
      <text:p text:style-name="P34"><text:span text:style-name="T1">Objetivo </text:span><text:span text:style-name="T2">1</text:span><text:span text:style-name="T1">: </text:span><text:span text:style-name="T3">Conocer y quedar con </text:span><text:span text:style-name="T6">personas</text:span><text:span text:style-name="T3"> (conocidas o desconocidas) para realizar cualquier tipo de </text:span><text:span text:style-name="T6">actividad</text:span><text:span text:style-name="T3"> (deportiva, ocio, cultural, </text:span><text:span text:style-name="T5">¿</text:span><text:span text:style-name="T4">sexual?</text:span><text:span text:style-name="T3">, etc.).</text:span></text:p>
      <text:p text:style-name="P34"/>
      <text:p text:style-name="P2">Objetivo 2: Llevar personas a sitios que organicen actividades. Por ejemplo, pubs, discotecas, bares, cine, teatro, conciertos, actividades deportivas, al aire libre, en medios rurales, rutas, etc, etc.</text:p>
      <text:p text:style-name="P2"/>
      <text:h text:style-name="P63" text:outline-level="2">Descripción</text:h>
      <text:p text:style-name="P3">La gente está a todas horas quedando para realizar alguna actividad (e.j. tomar una cerveza, salir el sábado por la noche, un cumpleaños, etc.). Para quedar bien utilizan WhatsApp o cualquier otra app de mensajería instantanea, se envían mensajes de texto (sms), e-mails, se llaman por teléfono, etc. A través de estos canales de comunicación deciden <text:span text:style-name="T7">los detalles:</text:span> qué se va a hacer, dónde se va a hacer, cuándo y quién<text:span text:style-name="T7">es, etc. Toda esta información se pierde en forma de mensajes. Debido a la falta de estructura, su análisis para extraer valor es demasiado laborioso. El valor que pudiera extraerse de esta información permitiría, por ejemplo, hacer que los comercios intenten captar potenciales clientes, no a pie de calle, sino una vez la actividad está decidida. A la vez que permitiría a la gente organizarse mejor a la hora de elegir mejor lo que van a hacer con sus amigos.</text:span></text:p>
      <text:p text:style-name="P3"/>
      <text:p text:style-name="P21">Ventajas</text:p>
      <text:p text:style-name="P35">- Agiliza la manera en que se queda con las personas de nuestro entorno</text:p>
      <text:p text:style-name="P35">- Ver que actividades / planes quieren realizar nuestros contactos / conocidos / amigos / desconocidos</text:p>
      <text:p text:style-name="P35">- Conocer gente nueva</text:p>
      <text:p text:style-name="P35"/>
      <text:p text:style-name="P21">Desventajas</text:p>
      <text:p text:style-name="P22">- <text:span text:style-name="T3">Una aplicación más para hacer algo que se hace por mensaje o por eventos de Facebook</text:span></text:p>
      <text:p text:style-name="P4"/>
      <text:h text:style-name="P63" text:outline-level="2">Escenarios</text:h>
      <text:p text:style-name="P36"/>
      <text:p text:style-name="P24">Escenario 1:</text:p>
      <text:p text:style-name="P5">Estoy en casa aburrido y no se qué hacer. Me apetece hacer cualquier cosa con algún amigo. Cojo el móvil y veo la lista de actividades que están proponiendo mis amigos para hacer en este momento. Decido cual me apetece más y me apunto.</text:p>
      <text:p text:style-name="P5"/>
      <text:p text:style-name="P24">Escenario 2:</text:p>
      <text:p text:style-name="P6">Todos mis amigos trabajan y no tengo ningún plan. Me apetece jugar un partido de fútbol. Cojo el móvil y veo la lista de actividades deportivas de mi zona Encuentro un grupo de <text:soft-page-break/>gente que quiere jugar a fútbol. Me apunto.</text:p>
      <text:p text:style-name="P5"/>
      <text:p text:style-name="P25">Escenario <text:span text:style-name="T8">3</text:span>:</text:p>
      <text:p text:style-name="P7">No tengo pareja pero me apetecería quedar con alguna chica que no conozca ahora mismo para tomar un café y charlar un rato. Me da igual que sea una desconocida porque en realidad quiero conocer a alguien diferente. Cojo el móvil y veo la lista de actividades en mi zona. La lista es tan grande que tengo que filtrarla por categoría (tomar algo) y por género (femenino). Finalmente encuentro una chica a la que le apetece quedar ahora mismo. No es mi tipo, pero tal vez me sorprenda. <text:span text:style-name="T9">Al menos haré una amiga y </text:span>no h<text:span text:style-name="T9">abré</text:span> pasado horas <text:span text:style-name="T10">navegando </text:span>en webs de buscar pareja para al final quedarme <text:span text:style-name="T9">como estaba</text:span>. Me apunto.</text:p>
      <text:p text:style-name="P7"/>
      <text:p text:style-name="P26">Escenario 4:</text:p>
      <text:p text:style-name="P8">Soy nuevo en la ciudad, no conozco a nadie. Tengo que hacer nuevos amigos pero es difícil empezar. Los resultados de Facebook no me ayudan, la página de Madrid tiene más de medio millón de “likes” pero no me deja ver quienes son para poder añadir a alguien de allí. No puedo buscar a gente con mis mismas aficiones. Cojo el móvil, busco actividades en mi zona y veo que hay varios grupos de Erasmus planeando realizar algo esta noche. Hay uno con muchos participantes. Me apunto.</text:p>
      <text:p text:style-name="P8"/>
      <text:p text:style-name="P27">Escenario 5:</text:p>
      <text:p text:style-name="P9">Soy un pequeño bar de copas. Este sábado noche está vacío y necesito atraer a gente. Cojo el móvil y busco actividades en mi zona. Muestro solo aquellas relacionadas con salir de fiesta un sábado noche. Encuentro un grupo de gente que quieren salir esta noche de fiesta con motivo de un cumpleaños. Les envío un cupón para que vengan a mi establecimiento a consumir las 2 primeras copas a precio de coste y las siguientes a un precio más económico que en la competencia. Encuentro a otro grupo de chicas y les envío la misma oferta. Solo han pasado 30 min y el primer grupo llega al establecimiento a realizar sus consumiciones de la promoción. Más tarde, el grupo de chicas también llega. El local tiene por fin ambiente. Más clientes empiezan a llegar.</text:p>
      <text:p text:style-name="P9"/>
      <text:p text:style-name="P10">NOTA: El mismo resultado podría haberse obtenido, supongo, utilizando Fever para publicar la oferta. Sin embargo, en este escenario el empresario puede elegir a quien dirije la promoción. Más segmentación.</text:p>
      <text:p text:style-name="P37"/>
      <text:p text:style-name="P37"/>
      <text:h text:style-name="P65" text:outline-level="2">Modelo de negocio</text:h>
      <text:p text:style-name="P11"><text:span text:style-name="T11">S</text:span>ería similar a Fiver o todas estas aplicaciones de “Planes y Planazos”, con la salvedad de que mientras en Fiver (y similares) los planes vienen dados por el comercio, en este caso el plan vendría dado por los usuarios y, posteriormente, las empresas intentarían que ese plan se realice en su establecimiento (en caso de que la actividad se preste a eso).</text:p>
      <text:p text:style-name="P11"/>
      <text:p text:style-name="P11">Ingresos: Cobrar una cantidad fija por el número de personas que llevas al establecimiento.</text:p>
      <text:p text:style-name="P10"/>
      <text:p text:style-name="P23">Caso de uso: Relaciones públic<text:span text:style-name="T7">as en el origen, promociones, descuentos, cupones, etc. (modelo afiliación, <text:s/>¿Groupon?)</text:span></text:p>
      <text:p text:style-name="P12"/>
      <text:p text:style-name="P42">Dominios:</text:p>
      <text:p text:style-name="P13"/>
      <text:p text:style-name="P13">people.com</text:p>
      <text:p text:style-name="P28"/>
      <text:p text:style-name="P29">peaple.com --&gt; <text:span text:style-name="T14">For Sale</text:span></text:p>
      <text:p text:style-name="P15">peapal.com --&gt; expires 10 may</text:p>
      <text:p text:style-name="P30">peapall.com --&gt; Free</text:p>
      <text:p text:style-name="P31">peaplo</text:p>
      <text:p text:style-name="P31">peapla</text:p>
      <text:p text:style-name="P32">paeple</text:p>
      <text:p text:style-name="P32"/>
      <text:p text:style-name="P33">piipall.com</text:p>
      <text:p text:style-name="P16"/>
      <text:p text:style-name="P17">peaple</text:p>
      <text:p text:style-name="P17">peapel →<text:span text:style-name="T15"> Cogido</text:span></text:p>
      <text:p text:style-name="P17">peapal</text:p>
      <text:p text:style-name="P18">peap<text:span text:style-name="T12">a</text:span>ll</text:p>
      <text:p text:style-name="P17">piipall</text:p>
      <text:p text:style-name="P17"/>
      <text:p text:style-name="P1">peaple-app --&gt; from peap<text:span text:style-name="T13">lo</text:span> to pea<text:span text:style-name="T13">plo</text:span></text:p>
      <text:p text:style-name="P1"/>
      <text:p text:style-name="P54"><text:a xlink:type="simple" xlink:href="mailto:jpadilla@facebook.com" text:style-name="Internet_20_link" text:visited-style-name="Visited_20_Internet_20_Link">jpadilla@facebook.com</text:a></text:p>
      <text:p text:style-name="P43"><text:a xlink:type="simple" xlink:href="mailto:jpadilla@tweeter.com" text:style-name="Internet_20_link" text:visited-style-name="Visited_20_Internet_20_Link">jpadilla@tweeter.com</text:a></text:p>
      <text:p text:style-name="Text_20_body"><text:a xlink:type="simple" xlink:href="mailto:jpadilla@google.com" text:style-name="Internet_20_link" text:visited-style-name="Visited_20_Internet_20_Link"><text:span text:style-name="T16">jpadilla@google.com</text:span></text:a></text:p>
      <text:p text:style-name="P56"><text:a xlink:type="simple" xlink:href="mailto:jpadilla@peeple.com" text:style-name="Internet_20_link" text:visited-style-name="Visited_20_Internet_20_Link"><text:span text:style-name="T16">jpadilla@peeple.com</text:span></text:a><text:span text:style-name="T16"> -</text:span><text:span text:style-name="T18">&gt; </text:span><text:span text:style-name="T19">no</text:span></text:p>
      <text:p text:style-name="P55"><text:a xlink:type="simple" xlink:href="mailto:jpadilla@nipble.com" text:style-name="Internet_20_link" text:visited-style-name="Visited_20_Internet_20_Link"><text:span text:style-name="T16">jpadilla@nipble.com</text:span></text:a><text:span text:style-name="T16"> -</text:span><text:span text:style-name="T17">&gt; disponible</text:span></text:p>
      <text:p text:style-name="P58"><text:a xlink:type="simple" xlink:href="mailto:jpadilla@neeble.com" text:style-name="Internet_20_link" text:visited-style-name="Visited_20_Internet_20_Link"><text:span text:style-name="T17">j</text:span></text:a><text:a xlink:type="simple" xlink:href="mailto:jpadilla@neeble.com" text:style-name="Internet_20_link" text:visited-style-name="Visited_20_Internet_20_Link"><text:span text:style-name="T16">padilla@nee</text:span></text:a><text:a xlink:type="simple" xlink:href="mailto:jpadilla@neeble.com" text:style-name="Internet_20_link" text:visited-style-name="Visited_20_Internet_20_Link"><text:span text:style-name="T21">b</text:span></text:a><text:a xlink:type="simple" xlink:href="mailto:jpadilla@neeble.com" text:style-name="Internet_20_link" text:visited-style-name="Visited_20_Internet_20_Link"><text:span text:style-name="T16">le.com</text:span></text:a><text:span text:style-name="T16"> -&gt; no</text:span></text:p>
      <text:p text:style-name="P60"><text:a xlink:type="simple" xlink:href="mailto:jpadilla@paeple.com" text:style-name="Internet_20_link" text:visited-style-name="Visited_20_Internet_20_Link"><text:span text:style-name="T16">jpadilla@p</text:span></text:a><text:a xlink:type="simple" xlink:href="mailto:jpadilla@paeple.com" text:style-name="Internet_20_link" text:visited-style-name="Visited_20_Internet_20_Link"><text:span text:style-name="T22">a</text:span></text:a><text:span text:style-name="T25">e</text:span><text:a xlink:type="simple" xlink:href="mailto:jpadilla@paeple.com" text:style-name="Internet_20_link" text:visited-style-name="Visited_20_Internet_20_Link"><text:span text:style-name="T16">ple.com</text:span></text:a><text:span text:style-name="T16"> -&gt; disponible</text:span></text:p>
      <text:p text:style-name="P52"><text:a xlink:type="simple" xlink:href="mailto:jpadilla@peegler.com" text:style-name="Internet_20_link" text:visited-style-name="Visited_20_Internet_20_Link">jpadilla@peegler.com</text:a> → disponible</text:p>
      <text:p text:style-name="P51"><text:a xlink:type="simple" xlink:href="mailto:jpadilla@peeplou.com" text:style-name="Internet_20_link" text:visited-style-name="Visited_20_Internet_20_Link">jpadilla@peeplou.com</text:a> -&gt; disponible</text:p>
      <text:p text:style-name="P51"/>
      <text:p text:style-name="P53">jose.padilla@neegler.com</text:p>
      <text:p text:style-name="P61"><text:span text:style-name="T16">jose.padilla@peep</text:span><text:span text:style-name="T24">all</text:span><text:span text:style-name="T16">.com</text:span></text:p>
      <text:p text:style-name="P47"/>
      <text:p text:style-name="P59"><text:a xlink:type="simple" xlink:href="mailto:jpadilla@peeple.in" text:style-name="Internet_20_link" text:visited-style-name="Visited_20_Internet_20_Link"><text:span text:style-name="T16">jpadilla@peeple.in</text:span></text:a></text:p>
      <text:p text:style-name="P59"><text:a xlink:type="simple" xlink:href="mailto:jpadilla@peeple.es" text:style-name="Internet_20_link" text:visited-style-name="Visited_20_Internet_20_Link"><text:span text:style-name="T16">jpadilla@p</text:span></text:a><text:a xlink:type="simple" xlink:href="mailto:jpadilla@peeple.es" text:style-name="Internet_20_link" text:visited-style-name="Visited_20_Internet_20_Link"><text:span text:style-name="T23">ee</text:span></text:a><text:a xlink:type="simple" xlink:href="mailto:jpadilla@peeple.es" text:style-name="Internet_20_link" text:visited-style-name="Visited_20_Internet_20_Link"><text:span text:style-name="T16">pl</text:span></text:a><text:a xlink:type="simple" xlink:href="mailto:jpadilla@peeple.es" text:style-name="Internet_20_link" text:visited-style-name="Visited_20_Internet_20_Link"><text:span text:style-name="T23">e</text:span></text:a><text:a xlink:type="simple" xlink:href="mailto:jpadilla@peeple.es" text:style-name="Internet_20_link" text:visited-style-name="Visited_20_Internet_20_Link"><text:span text:style-name="T16">.</text:span></text:a><text:a xlink:type="simple" xlink:href="mailto:jpadilla@peeple.es" text:style-name="Internet_20_link" text:visited-style-name="Visited_20_Internet_20_Link"><text:span text:style-name="T23">es</text:span></text:a></text:p>
      <text:p text:style-name="P59"><text:a xlink:type="simple" xlink:href="mailto:jpadilla@peepla.in" text:style-name="Internet_20_link" text:visited-style-name="Visited_20_Internet_20_Link"><text:span text:style-name="T16">jpadilla@peepla.in</text:span></text:a></text:p>
      <text:p text:style-name="P59"><text:a xlink:type="simple" xlink:href="mailto:jpadilla@peepla.es" text:style-name="Internet_20_link" text:visited-style-name="Visited_20_Internet_20_Link"><text:span text:style-name="T16">jpadilla@peepla.es</text:span></text:a></text:p>
      <text:p text:style-name="P47"/>
      <text:p text:style-name="P49"><text:soft-page-break/>jpadilla@peapall.com</text:p>
      <text:p text:style-name="P47"/>
      <text:p text:style-name="P48">peepl.es</text:p>
      <text:p text:style-name="P48">peopl.es</text:p>
      <text:p text:style-name="P43"><text:a xlink:type="simple" xlink:href="mailto:jpadilla@peepler.com" text:style-name="Internet_20_link" text:visited-style-name="Visited_20_Internet_20_Link">jpadilla@peepler.com</text:a> -<text:span text:style-name="T26">&gt; no</text:span></text:p>
      <text:p text:style-name="P50"/>
      <text:p text:style-name="P44"><text:a xlink:type="simple" xlink:href="mailto:jpadilla@peeplau.com" text:style-name="Internet_20_link" text:visited-style-name="Visited_20_Internet_20_Link">jpadilla@peeplau.com</text:a> -&gt; disponible</text:p>
      <text:p text:style-name="P44"><text:a xlink:type="simple" xlink:href="mailto:jpadilla@peepleu.com" text:style-name="Internet_20_link" text:visited-style-name="Visited_20_Internet_20_Link"/></text:p>
      <text:p text:style-name="P44"><text:a xlink:type="simple" xlink:href="mailto:jpadilla@peepleu.com" text:style-name="Internet_20_link" text:visited-style-name="Visited_20_Internet_20_Link">jpadilla@peepleu.com</text:a> -<text:span text:style-name="T27">&gt; disponible</text:span></text:p>
      <text:p text:style-name="P46"><text:a xlink:type="simple" xlink:href="mailto:jpadilla@peeplee.com" text:style-name="Internet_20_link" text:visited-style-name="Visited_20_Internet_20_Link">jpadilla@peeplee.com</text:a> -&gt; disponible</text:p>
      <text:p text:style-name="P45"><text:a xlink:type="simple" xlink:href="mailto:jpadilla@peeplaa.com" text:style-name="Internet_20_link" text:visited-style-name="Visited_20_Internet_20_Link"><text:span text:style-name="T16">jpadilla@peeplaa.com</text:span></text:a><text:span text:style-name="T16"> -&gt; disponible</text:span></text:p>
      <text:p text:style-name="Text_20_body"><text:a xlink:type="simple" xlink:href="mailto:jpadilla@peepla.com" text:style-name="Internet_20_link" text:visited-style-name="Visited_20_Internet_20_Link"><text:span text:style-name="T16">jpadilla@peep</text:span></text:a><text:a xlink:type="simple" xlink:href="mailto:jpadilla@peepla.com" text:style-name="Internet_20_link" text:visited-style-name="Visited_20_Internet_20_Link"><text:span text:style-name="T20">l</text:span></text:a><text:a xlink:type="simple" xlink:href="mailto:jpadilla@peepla.com" text:style-name="Internet_20_link" text:visited-style-name="Visited_20_Internet_20_Link"><text:span text:style-name="T16">a.com</text:span></text:a><text:span text:style-name="T16"> </text:span><text:span text:style-name="T19">-&gt; no</text:span></text:p>
      <text:p text:style-name="P57"><text:a xlink:type="simple" xlink:href="mailto:jpadilla@piiple.com" text:style-name="Internet_20_link" text:visited-style-name="Visited_20_Internet_20_Link"><text:span text:style-name="T16">jpadilla@piiple.com</text:span></text:a><text:span text:style-name="T16"> -&gt; no</text:span></text:p>
      <text:p text:style-name="P43"/>
      <text:p text:style-name="P19"/>
      <text:p text:style-name="P1"/>
      <text:p text:style-name="P1"/>
      <text:p text:style-name="P38">peapla</text:p>
      <text:p text:style-name="P39">twitter</text:p>
      <text:p text:style-name="P39">google</text:p>
      <text:p text:style-name="P40">p<text:span text:style-name="T13">eaplo</text:span></text:p>
      <text:p text:style-name="P39">facebook</text:p>
      <text:p text:style-name="P41">paypal</text:p>
      <text:p text:style-name="P14"/>
      <text:p text:style-name="P62">Pee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Arial Black" svg:font-family="'Arial Black'" style:font-pitch="variable"/>
    <style:font-face style:name="Bangla MN" svg:font-family="'Bangla MN'" style:font-pitch="variable"/>
    <style:font-face style:name="Chalkboard" svg:font-family="Chalkboard" style:font-pitch="variable"/>
    <style:font-face style:name="DejaVu Sans Mono" svg:font-family="'DejaVu Sans Mono'" style:font-family-generic="modern"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 Padilla</meta:initial-creator>
    <meta:creation-date>2015-01-17T02:00:38.775483891</meta:creation-date>
    <meta:generator>LibreOffice/4.4.3.2$MacOSX_X86_64 LibreOffice_project/88805f81e9fe61362df02b9941de8e38a9b5fd16</meta:generator>
    <dc:date>2015-07-03T23:11:34.499532000</dc:date>
    <meta:editing-duration>PT4H18M1S</meta:editing-duration>
    <meta:editing-cycles>47</meta:editing-cycles>
    <meta:document-statistic meta:table-count="0" meta:image-count="0" meta:object-count="0" meta:page-count="4" meta:paragraph-count="77" meta:word-count="921" meta:character-count="5670" meta:non-whitespace-character-count="4827"/>
  </office:meta>
</office:document-meta>
</file>